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6AF5A27A213314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2cm, 1.957cm, 15.049cm, 8.18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3.094cm" svg:x="0.991cm" svg:y="2.292cm">
          <draw:image xlink:href="Pictures/10000000000005E8000007E056AF5A27A213314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29:08.532921822</dc:date>
    <meta:editing-duration>PT3M4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